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tiff" manifest:full-path="Pictures/100000000000020A000000BDBE9BBBDF.t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Lucidasans2" svg:font-family="Lucidasans"/>
    <style:font-face style:name="Times" svg:font-family="Times"/>
    <style:font-face style:name="Baskerville" svg:font-family="Baskerville, Courier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Footnote">
      <style:paragraph-properties fo:margin-left="0in" fo:margin-right="0in" fo:text-indent="0in" style:auto-text-indent="false"/>
    </style:style>
    <style:style style:name="P3" style:family="paragraph" style:parent-style-name="Abstract">
      <style:paragraph-properties fo:margin-left="0in" fo:margin-right="0in" fo:text-indent="0in" style:auto-text-indent="false"/>
    </style:style>
    <style:style style:name="P4" style:family="paragraph" style:parent-style-name="Text">
      <style:paragraph-properties fo:margin-left="0in" fo:margin-right="0in" fo:text-indent="0in" style:auto-text-indent="false"/>
    </style:style>
    <style:style style:name="P5" style:family="paragraph" style:parent-style-name="Text">
      <style:paragraph-properties fo:margin-left="0in" fo:margin-right="0in" fo:text-indent="0in" style:auto-text-indent="false">
        <style:drop-cap style:lines="2"/>
      </style:paragraph-properties>
    </style:style>
    <style:style style:name="P6" style:family="paragraph" style:parent-style-name="Figure">
      <style:text-properties fo:font-size="10pt" style:font-size-asian="10pt" style:font-size-complex="10pt"/>
    </style:style>
    <style:style style:name="P7" style:family="paragraph" style:parent-style-name="Standard" style:list-style-name="WW8Num11"/>
    <style:style style:name="P8" style:family="paragraph" style:parent-style-name="Standard" style:list-style-name="WW8Num11"/>
    <style:style style:name="P9" style:family="paragraph" style:parent-style-name="Standard" style:list-style-name="WW8Num11"/>
    <style:style style:name="P10" style:family="paragraph" style:parent-style-name="Standard" style:list-style-name="WW8Num11"/>
    <style:style style:name="P11" style:family="paragraph" style:parent-style-name="Standard" style:list-style-name="WW8Num11"/>
    <style:style style:name="P12" style:family="paragraph" style:parent-style-name="Standard" style:list-style-name="WW8Num11">
      <style:text-properties fo:font-size="8pt" style:font-size-asian="8pt" style:font-size-complex="8pt"/>
    </style:style>
    <style:style style:name="P13" style:family="paragraph" style:parent-style-name="References" style:list-style-name="WW8Num11"/>
    <style:style style:name="P14" style:family="paragraph" style:parent-style-name="Text" style:master-page-name="Standard">
      <style:paragraph-properties fo:margin-left="0in" fo:margin-right="0in" fo:text-indent="0in" style:auto-text-indent="false" style:page-number="auto"/>
      <style:text-properties style:font-name="Symbol" fo:font-size="9pt" style:font-size-asian="9pt" style:font-size-complex="9pt"/>
    </style:style>
    <style:style style:name="P1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style:use-window-font-color="true"/>
    </style:style>
    <style:style style:name="P16" style:family="paragraph" style:parent-style-name="Text" style:list-style-name="WW8Num11">
      <style:paragraph-properties fo:margin-left="0in" fo:margin-right="0in" fo:text-indent="0in" style:auto-text-indent="false"/>
    </style:style>
    <style:style style:name="P17" style:family="paragraph" style:parent-style-name="Text" style:list-style-name="WW8Num11">
      <style:paragraph-properties fo:margin-left="0in" fo:margin-right="0in" fo:text-indent="0in" style:auto-text-indent="false"/>
    </style:style>
    <style:style style:name="P18" style:family="paragraph" style:parent-style-name="Text" style:list-style-name="WW8Num11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Text" style:list-style-name="WW8Num11">
      <style:paragraph-properties fo:margin-left="0in" fo:margin-right="0in" fo:text-indent="0in" style:auto-text-indent="false"/>
    </style:style>
    <style:style style:name="P20" style:family="paragraph" style:parent-style-name="Text" style:list-style-name="WW8Num11">
      <style:paragraph-properties fo:margin-left="0in" fo:margin-right="0in" fo:text-indent="0in" style:auto-text-indent="false"/>
    </style:style>
    <style:style style:name="P21" style:family="paragraph" style:parent-style-name="Text" style:list-style-name="WW8Num11">
      <style:paragraph-properties fo:margin-left="0in" fo:margin-right="0in" fo:text-indent="0in" style:auto-text-indent="false"/>
    </style:style>
    <style:style style:name="P22" style:family="paragraph" style:parent-style-name="Text" style:list-style-name="WW8Num11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variant="small-caps"/>
    </style:style>
    <style:style style:name="T5" style:family="text">
      <style:text-properties style:text-position="super 58%" fo:font-size="8pt" fo:font-style="italic" style:font-size-asian="8pt" style:font-style-asian="italic" style:font-size-complex="8pt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text-position="sub 58%" style:font-name="Times New Roman" fo:font-style="italic" style:font-style-asian="italic" style:font-style-complex="italic"/>
    </style:style>
    <style:style style:name="T8" style:family="text">
      <style:text-properties style:text-position="sub 58%" style:font-name="Times New Roman" fo:font-style="normal" style:font-style-asian="normal" style:font-style-complex="norm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letter-kerning="true" style:font-name-asian="Nimbus Sans L" style:font-size-asian="10pt" style:font-style-asian="normal" style:font-weight-asian="normal" style:font-name-complex="Nimbus Sans L" style:font-size-complex="10pt" style:font-style-complex="normal" style:font-weight-complex="normal" style:text-emphasize="none"/>
    </style:style>
    <style:style style:name="T12" style:family="text">
      <style:text-properties style:use-window-font-color="true" style:font-name="Times New Roman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fo:font-size="8pt" style:font-size-asian="8pt" style:font-size-complex="8pt"/>
    </style:style>
    <style:style style:name="T16" style:family="text"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7" style:family="text">
      <style:text-properties style:font-name="Times New Roman" fo:font-size="8pt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T18" style:family="text">
      <style:text-properties style:font-name="Times New Roman" fo:font-size="8pt" fo:font-style="normal" style:font-size-asian="8pt" style:font-style-asian="normal" style:font-size-complex="8pt" style:font-style-complex="normal"/>
    </style:style>
    <style:style style:name="T19" style:family="text">
      <style:text-properties style:font-name="Times New Roman" fo:font-size="8pt" fo:font-style="normal" style:font-name-asian="Times New Roman" style:font-size-asian="8pt" style:font-style-asian="normal" style:font-name-complex="Times New Roman" style:font-size-complex="8pt" style:font-style-complex="normal"/>
    </style:style>
    <style:style style:name="T20" style:family="text">
      <style:text-properties style:font-name="Times New Roman" style:font-name-asian="Times New Roman" style:font-name-complex="Times New Roman"/>
    </style:style>
    <style:style style:name="T21" style:family="text">
      <style:text-properties style:text-position="0% 100%" style:font-name="Times New Roman" fo:font-style="italic" style:font-style-asian="italic" style:font-style-complex="italic"/>
    </style:style>
    <style:style style:name="T22" style:family="text">
      <style:text-properties style:text-position="0% 100%" style:font-name="Times New Roman"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Frame2" text:anchor-type="paragraph" svg:x="0.4445in" svg:y="0.6354in" svg:width="6.3in" draw:z-index="1"><draw:text-box fo:min-height="0.1457in"><text:p text:style-name="Authors">Josef N. Peterson</text:p></draw:text-box></draw:frame><text:note text:id="ftn1" text:note-class="footnote"><text:note-citation text:label=""></text:note-citation><text:note-body><text:p text:style-name="P2">J. N. Peterson is a student at the University of Florida Research and Engineering Education Facility, <text:s/>Fort Walton Beach, FL 32542 (phone: 229-834-5704; e-mail: joecool2002@ gmail.com). </text:p></text:note-body></text:note></text:p>
      <text:p text:style-name="P3"><draw:frame draw:style-name="fr3" draw:name="Frame1" text:anchor-type="paragraph" svg:y="0.0008in" svg:width="6.5in" draw:z-index="0"><draw:text-box fo:min-height="0.1457in"><text:p text:style-name="Title">Wireless Channel Simulator for Linux</text:p></draw:text-box></draw:frame><text:span text:style-name="T1">Abstract</text:span>—Computer simulations of wireless communications channels allow engineers to evaluate design trade-offs before the first bit of circuit design. <text:s/>While simulations can easily be created in MATLAB, open-source high level programming languages, like Python, allow engineers another path to simulate system characteristics. <text:s/>Python offers clear readable syntax, often similar to MATLAB, but at much lower cost and often at higher speed. <text:s/>The language contains complex data objects, like lists and arrays, numerical analysis packages, plotting capabilities, and freely available on-line documentation. <text:s/>It offers a path to graphical user interface (GUI) implementation, using the Gnome Tool Kit (GTK+) and Glade. <text:s/>Coupled with Linux open sound system (OSS) audio, an engineer can rapidly implement a complete wireless channel simulator, from microphone to speaker.<text:bookmark-start text:name="PointTmp"/></text:p>
      <text:h text:style-name="Heading_20_1" text:outline-level="1"><text:bookmark-end text:name="PointTmp"/>I<text:span text:style-name="T2">NTRODUCTION</text:span></text:h>
      <text:p text:style-name="P5"><text:span text:style-name="T4">THIS</text:span> proposal documents the initial design of the open-source wireless channel simulator. <text:s/>Some design decisions are implied in the title itself. <text:s/>The software will use open-source resources. <text:s/>Specifically, it will use the Python programming language and Linux open sound system. <text:s/>This proposal presents the details <text:s/>of the programming and computing resources<text:span text:style-name="T9">, major tasks, and published references needed to implement the software.</text:span></text:p>
      <text:p text:style-name="P15"/>
      <text:p text:style-name="P5"><draw:frame draw:style-name="fr4" draw:name="Frame6" text:anchor-type="paragraph" svg:width="3.1in" draw:z-index="4"><draw:text-box fo:min-height="1.4665in"><text:p text:style-name="Figure"><draw:frame draw:style-name="fr5" draw:name="Frame7" text:anchor-type="paragraph" svg:x="0.0016in" svg:y="0.0008in" svg:width="3.1in" style:rel-width="100%" svg:height="1.1201in" style:rel-height="scale-min" draw:z-index="5"><draw:text-box><text:p text:style-name="P6"><draw:frame draw:style-name="fr6" draw:name="graphics2" text:anchor-type="paragraph" svg:x="-0.0016in" svg:y="-0.0457in" svg:width="3.1in" style:rel-width="100%" svg:height="1.1201in" style:rel-height="scale" draw:z-index="6"><draw:image xlink:href="Pictures/100000000000020A000000BDBE9BBBDF.tif" xlink:type="simple" xlink:show="embed" xlink:actuate="onLoad"/></draw:frame> <text:s text:c="88"/>Figure <text:sequence text:ref-name="refFigure0" text:name="Figure" text:formula="ooow:Figure+1" style:num-format="1">1</text:sequence>: Wireless Channel Simulator Block Diagram</text:p></draw:text-box></draw:frame></text:p></draw:text-box></draw:frame><text:span text:style-name="T9"><text:tab/>The block diagram for the wireless simulator is shown in Figure 1. <text:s/>It will be a simplex channel. <text:s/>The audio input device p</text:span><text:span text:style-name="T12">roduces a </text:span><text:span text:style-name="T10">μ</text:span><text:span text:style-name="T11">-Law p</text:span><text:span text:style-name="T12">ulse c</text:span><text:span text:style-name="T13">ode modulation (PCM) stream, and is discussed further in section II.A. <text:s/>The pulse generator and modulator will produce a stream of voltage or current values representing the modulated PCM. <text:s/>Multiplicative effects and additive effects will include small-scale fading and AWGN respectively. <text:s/>The de-modulator will be the optimal demodulator for the chosen method of modulation. <text:s/>The decision device will recover the PCM stream, which will then be delivered to the Linux audio system. <text:s/>The intent is for the system to operate in near real-time. <text:s/>The user will speak into a microphone and immediately hear his voice from the system speakers.</text:span></text:p>
      <text:h text:style-name="Heading_20_1" text:outline-level="1">Major Development Tasks</text:h>
      <text:h text:style-name="Heading_20_2" text:outline-level="2">Convert PCM Audio Signal to Baseband Signal</text:h>
      <text:p text:style-name="P4"><text:tab/>8-bit <text:span text:style-name="T20">μ</text:span><text:span text:style-name="T13">-law PCM symbols arrive from the OSS audio device at a sampling rate </text:span><text:span text:style-name="T14">f</text:span><text:span text:style-name="T7">s</text:span><text:span text:style-name="T21">. <text:s/></text:span><text:span text:style-name="T22">The sampling rate can be set using the OSS python module ossaudiodev. <text:s/>The python module returns a string with an 8-bit value. <text:s/>The strings must then be converted to a series of baseband pulses before they can be modulated to a pass-band signal. <text:s/>The number of samples over </text:span><text:span text:style-name="T21">T</text:span><text:span text:style-name="T7">b</text:span><text:span text:style-name="T22"> of the baseband pulses depends on the </text:span><text:span text:style-name="T21">f</text:span><text:span text:style-name="T7">max </text:span><text:span text:style-name="T22">of the anticipated carrier signal, to satisfy the Nyquist sampling rate. <text:s/>In <text:s/>this project a standard 10% oversampling will be used.</text:span><text:span text:style-name="T8"> <text:s text:c="2"/></text:span><text:span text:style-name="T22">Estimated completion date: <text:s/>March 20.</text:span></text:p>
      <text:h text:style-name="Heading_20_2" text:outline-level="2">Modulate Baseband Signal to Carrier Frequencies</text:h>
      <text:p text:style-name="Text">The baseband pulses must be converted to pass-band before they can be passed through the channel. <text:s/>For this project, three modulations will be used: BPSK, QPSK, and MSK. <text:s/>The signal waveforms are described mathematically in Proakis' <text:span text:style-name="T1">Digital Communications</text:span> text. <text:s/>Estimated completion date: <text:s/>March 25.</text:p>
      <text:h text:style-name="Heading_20_2" text:outline-level="2">Develop Linear Time Variant (LTV) Channel</text:h>
      <text:p text:style-name="Standard"><text:s text:c="4"/>The channel will include three distortions: <text:s/>small-scale fading, large-scale path loss and additive white Gaussian noise (AWGN). <text:s/>The effects are described mathematically in Proakis' <text:span text:style-name="T1">Digital Communications</text:span> text and Rappaport's <text:span text:style-name="T1">Wireless Communications</text:span> text. <text:s/>Estimated completion date: <text:s/>April 5.</text:p>
      <text:h text:style-name="Heading_20_2" text:outline-level="2">Develop Signal Demodulator</text:h>
      <text:p text:style-name="Standard"><text:s text:c="4"/>The demodulator will be paired with the corresponding modulated signal. <text:s/>The demodulators will be based on the ideal Correlation Demodulator described in the Proakis text, page 233. <text:s/>The output of the demodulator will be a stream of decision statistics. <text:s/>Estimated completion date: <text:s/>April 10.</text:p>
      <text:h text:style-name="Heading_20_2" text:outline-level="2">Develop Decision Device Simulator</text:h>
      <text:p text:style-name="Standard"><text:tab/>The decision device will be a simple maximum likelihood estimator. <text:s/>The output of the decision device will be a recovery of the bit stream developed from the OSS audio device. <text:s/>Estimated completion date: <text:s/>April 12.</text:p>
      <text:h text:style-name="Heading_20_2" text:outline-level="2">Develop Output Code to Linux OSS Audio Device</text:h>
      <text:p text:style-name="Standard"><text:tab/>The recovered bit stream must be converted into 8-bit symbols. <text:s/>The symbols must then be sent to the OSS Audio device at a rate greater than or equal to the sampling rate to prevent buffer under-runs and choppy playback. <text:s/>Estimated completion date: <text:s/>April 16.</text:p>
      <text:h text:style-name="Heading_20_2" text:outline-level="2">Create GUI to Adjust Modulation and Channel Variables</text:h>
      <text:p text:style-name="Standard"><text:tab/>Each component of the simulator will have variables that the user may wish to adjust to change the performance of the system. <text:s/>While this can be accomplished in the code itself, it would be most beneficial if the user could change the variables in real-time. <text:s/>The PyGTK module allows a <text:soft-page-break/>programmer to create windows, add widgets, and connect those widgets to pieces of code. <text:s/>The planned adjustment points for the GUI are: type of modulation, carrier/center frequency, fading (on/off), gain(s), time delay(s) (based on simulator, p. 223 in Rappaport text), AWGN (on/off) and propagation distance. <text:s/>Estimated completion date: April 21.</text:p>
      <text:h text:style-name="Heading_20_1" text:outline-level="1">Final Report</text:h>
      <text:p text:style-name="Standard"><text:tab/>The final report will include a detailed description of each component of the software system, and pertinent mathematics. <text:s text:c="5"/>The report section will be completed along with the implementation of each component. <text:s/>Estimated completion date: <text:s/>28 April.</text:p>
      <text:p text:style-name="Reference_20_Head">References</text:p>
      <text:list text:style-name="WW8Num11">
        <text:list-item>
          <text:p text:style-name="P7"><text:span text:style-name="T2">B. Porat. <text:s/></text:span><text:span text:style-name="T3">A Course in Digital Signal Processing</text:span><text:span text:style-name="T2">. <text:s/>New York, NY: John Wiley &amp; Sons, Inc., 1997.</text:span></text:p>
        </text:list-item>
        <text:list-item>
          <text:p text:style-name="P7"><text:span text:style-name="T2">T. S. Rappaport. <text:s/></text:span><text:span text:style-name="T3">Wireless Communications: Principles and Practices, 2</text:span><text:span text:style-name="T5">nd</text:span><text:span text:style-name="T3"> Edition.</text:span><text:span text:style-name="T2"> <text:s/>Upper Saddle River, NJ: Prentice Hall PTR, 2002.</text:span></text:p>
        </text:list-item>
        <text:list-item>
          <text:p text:style-name="P7"><text:span text:style-name="T2">J. G. Proakis. <text:s/></text:span><text:span text:style-name="T3">Digital Communications, 4</text:span><text:span text:style-name="T5">th</text:span><text:span text:style-name="T3"> Edition</text:span><text:span text:style-name="T2">. <text:s/>Boston, MA: McGraw-Hill, 2001.</text:span></text:p>
        </text:list-item>
        <text:list-item>
          <text:p text:style-name="P13">F. G. Stremler. <text:s/><text:span text:style-name="T1">Introduction to Communications Systems, 3</text:span><text:span text:style-name="T6">rd</text:span><text:span text:style-name="T1"> Edition</text:span>. <text:s/>Reading, MA: Addison-Wesley, <text:s/>1990.</text:p>
        </text:list-item>
        <text:list-item>
          <text:p text:style-name="P7"><text:span text:style-name="T2">H. Stark and J. W. Woods. <text:s/></text:span><text:span text:style-name="T3">Probability and Random Processes with Applications to Signal Processing, 3</text:span><text:span text:style-name="T5">rd</text:span><text:span text:style-name="T3"> Edition.</text:span><text:span text:style-name="T2"> <text:s/>Upper Saddle River, NJ: Prentice-Hall, 2002.</text:span></text:p>
        </text:list-item>
        <text:list-item>
          <text:p text:style-name="P7"><text:span text:style-name="T2">Pilgrim, Mike. <text:s/></text:span><text:span text:style-name="T3">Dive into Python</text:span><text:span text:style-name="T2">. <text:s/></text:span><text:a xlink:type="simple" xlink:href="http://diveintopython.org/"><text:span text:style-name="T2">http://diveintopython.org</text:span></text:a><text:span text:style-name="T2">, 2004.</text:span></text:p>
        </text:list-item>
        <text:list-item>
          <text:p text:style-name="P16"><text:span text:style-name="T19">Anonymous.</text:span><text:span text:style-name="T17"> <text:s/>μ-</text:span><text:span text:style-name="T16">law Algorithm</text:span><text:span text:style-name="T15">. <text:s/></text:span><text:a xlink:type="simple" xlink:href="http://www.wikipedia.org/"><text:span text:style-name="T15">http://www.wikipedia.org</text:span></text:a><text:span text:style-name="T15">, 2008. </text:span></text:p>
        </text:list-item>
        <text:list-item>
          <text:p text:style-name="P16"><text:span text:style-name="T15">Anonymous. <text:s/></text:span><text:span text:style-name="T16">Open Sound System – Audio Programming. <text:s/></text:span><text:a xlink:type="simple" xlink:href="http://www.4front-tech.com/pguide/audio.html"><text:span text:style-name="T18">http://www.4front-tech.com/pguide/audio.html</text:span></text:a><text:span text:style-name="T18">, 2008.</text:span></text:p>
        </text:list-item>
        <text:list-item>
          <text:p text:style-name="P18"><text:span text:style-name="T18">G. van Rossum. <text:s/>Python Library Reference. </text:span><text:a xlink:type="simple" xlink:href="http://python.org/doc/2.5/lib/lib.html"><text:span text:style-name="T18">http://python.org/doc/2.5/lib/lib.html</text:span></text:a><text:span text:style-name="T18">, 2006.</text:span></text:p>
        </text:list-item>
        <text:list-item>
          <text:p text:style-name="P16"><text:span text:style-name="T18">PyGTK. <text:s/></text:span><text:a xlink:type="simple" xlink:href="http://www.pygtk.org/"><text:span text:style-name="T18">http://www.pygtk.org</text:span></text:a><text:span text:style-name="T18">, 2008.</text:span></text:p>
        </text:list-item>
        <text:list-item>
          <text:p text:style-name="P16"><text:span text:style-name="T18">NumPy, </text:span><text:a xlink:type="simple" xlink:href="http://numpy.scipy.org/"><text:span text:style-name="T18">http://numpy.scipy.org</text:span></text:a><text:span text:style-name="T18">, 2008.</text:span></text:p>
        </text:list-item>
        <text:list-item>
          <text:p text:style-name="P16"><text:span text:style-name="T18">SciPy, </text:span><text:a xlink:type="simple" xlink:href="http://www.scipy.org/"><text:span text:style-name="T18">http://www.scipy.org</text:span></text:a><text:span text:style-name="T18">, 2008.</text:span></text:p>
        </text:list-item>
        <text:list-item>
          <text:p text:style-name="P16"><text:span text:style-name="T18">Matplotlib, </text:span><text:a xlink:type="simple" xlink:href="http://matplotlib.sourceforge.net/"><text:span text:style-name="T18">http://matplotlib.sourceforge.net</text:span></text:a><text:span text:style-name="T18">, 2008.</text:span>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Lucidasans2" svg:font-family="Lucidasans"/>
    <style:font-face style:name="Times" svg:font-family="Times"/>
    <style:font-face style:name="Baskerville" svg:font-family="Baskerville, Courier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style:font-name="Times" fo:font-size="12pt" fo:language="en" fo:country="US" style:font-name-asian="DejaVuSans" style:font-size-asian="10.5pt" style:language-asian="zxx" style:country-asian="none" style:font-name-complex="Lucida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555in" fo:text-align="center" style:justify-single-word="false" fo:text-indent="0in" style:auto-text-indent="false" fo:keep-with-next="always">
        <style:tab-stops/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1in" fo:margin-right="0in" fo:margin-top="0.0835in" fo:margin-bottom="0.0417in" fo:text-indent="0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2in" fo:margin-right="0in" fo:text-indent="0in" style:auto-text-indent="false" fo:keep-with-next="always">
        <style:tab-stops/>
      </style:paragraph-properties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>
        <style:tab-stops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>
        <style:tab-stops/>
      </style:paragraph-properties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>
        <style:tab-stops/>
      </style:paragraph-properties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>
        <style:tab-stops/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>
        <style:tab-stops/>
      </style:paragraph-properties>
      <style:text-properties fo:font-size="8pt" style:font-size-asian="8pt" style:font-size-complex="8pt"/>
    </style:style>
    <style:style style:name="Abstract" style:family="paragraph" style:parent-style-name="Standard" style:next-style-name="Standard">
      <style:paragraph-properties fo:margin-left="0in" fo:margin-right="0in" fo:margin-top="0.0138in" fo:margin-bottom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>
      <style:paragraph-properties fo:margin-top="0in" fo:margin-bottom="0.222in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list-style-name="WW8Num6">
      <style:paragraph-properties fo:margin-left="0in" fo:margin-right="0in" fo:text-align="justify" style:justify-single-word="false" fo:text-indent="0in" style:auto-text-indent="false"/>
      <style:text-properties fo:font-size="8pt" style:font-size-asian="8pt" style:font-size-complex="8pt"/>
    </style:style>
    <style:style style:name="IndexTerms" style:family="paragraph" style:parent-style-name="Standard" style:next-style-name="Standard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list-style-name="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0" style:family="paragraph" style:parent-style-name="Standard" style:next-style-name="Standard">
      <style:paragraph-properties style:line-height-at-least="0.1673in" fo:orphans="0" fo:widows="0"/>
      <style:text-properties style:font-name="Baskerville" fo:font-size="12pt" style:font-size-asian="12pt" style:font-size-complex="12pt" style:language-complex="zxx" style:country-complex="non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Lucidasans" fo:font-size="32pt" fo:font-style="normal" fo:text-shadow="none" style:text-underline-style="none" fo:font-weight="normal" style:letter-kerning="true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sans" fo:font-size="44pt" fo:font-style="normal" fo:text-shadow="none" style:text-underline-style="none" fo:font-weight="normal" style:letter-kerning="true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Lucidasans" fo:font-size="32pt" fo:font-style="normal" fo:text-shadow="none" style:text-underline-style="none" fo:font-weight="normal" style:letter-kerning="true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ucidasans" fo:font-size="20pt" fo:font-style="normal" fo:text-shadow="none" style:text-underline-style="none" fo:font-weight="normal" style:letter-kerning="true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sans" fo:font-size="44pt" fo:font-style="normal" fo:text-shadow="none" style:text-underline-style="none" fo:font-weight="normal" style:letter-kerning="true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ucidasans" fo:font-size="20pt" fo:font-style="normal" fo:text-shadow="none" style:text-underline-style="none" fo:font-weight="normal" style:letter-kerning="true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Lucidasans" fo:font-size="32pt" fo:font-style="normal" fo:text-shadow="none" style:text-underline-style="none" fo:font-weight="normal" style:letter-kerning="true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Default_20_Paragraph_20_Font" style:display-name="Default Paragraph Font" style:family="text"/>
    <style:style style:name="MemberType" style:family="text" style:parent-style-name="Default_20_Paragraph_20_Fon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5" style:family="text">
      <style:text-properties fo:color="#00529f" fo:font-size="10pt" style:font-size-asian="10pt" style:font-size-complex="10pt"/>
    </style:style>
    <style:style style:name="WW8Dropcap0" style:family="text">
      <style:text-properties fo:font-size="28pt" style:font-size-asian="28pt" style:font-size-complex="28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I"/>
      <text:outline-level-style text:level="2" style:num-suffix="." style:num-format="A" style:num-letter-sync="true"/>
      <text:outline-level-style text:level="3" style:num-suffix=")" style:num-format="1"/>
      <text:outline-level-style text:level="4" style:num-suffix=")" style:num-format="a" style:num-letter-sync="true">
        <style:list-level-properties text:space-before="0.3in" text:min-label-width="0.5in"/>
      </text:outline-level-style>
      <text:outline-level-style text:level="5" style:num-prefix="(" style:num-suffix=")" style:num-format="1">
        <style:list-level-properties text:space-before="0.8in" text:min-label-width="0.5in"/>
      </text:outline-level-style>
      <text:outline-level-style text:level="6" style:num-prefix="(" style:num-suffix=")" style:num-format="a" style:num-letter-sync="true">
        <style:list-level-properties text:space-before="1.3in" text:min-label-width="0.5in"/>
      </text:outline-level-style>
      <text:outline-level-style text:level="7" style:num-prefix="(" style:num-suffix=")" style:num-format="i">
        <style:list-level-properties text:space-before="1.8in" text:min-label-width="0.5in"/>
      </text:outline-level-style>
      <text:outline-level-style text:level="8" style:num-prefix="(" style:num-suffix=")" style:num-format="a" style:num-letter-sync="true">
        <style:list-level-properties text:space-before="2.3in" text:min-label-width="0.5in"/>
      </text:outline-level-style>
      <text:outline-level-style text:level="9" style:num-prefix="(" style:num-suffix=")" style:num-format="i">
        <style:list-level-properties text:space-before="2.8in" text:min-label-width="0.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I"/>
      <text:list-level-style-number text:level="2" style:num-suffix="." style:num-format="A" style:num-letter-sync="true"/>
      <text:list-level-style-number text:level="3" style:num-suffix=")" style:num-format="1"/>
      <text:list-level-style-number text:level="4" style:num-suffix=")" style:num-format="a" style:num-letter-sync="true">
        <style:list-level-properties text:space-before="0.3in" text:min-label-width="0.5in"/>
      </text:list-level-style-number>
      <text:list-level-style-number text:level="5" style:num-prefix="(" style:num-suffix=")" style:num-format="1">
        <style:list-level-properties text:space-before="0.8in" text:min-label-width="0.5in"/>
      </text:list-level-style-number>
      <text:list-level-style-number text:level="6" style:num-prefix="(" style:num-suffix=")" style:num-format="a" style:num-letter-sync="true">
        <style:list-level-properties text:space-before="1.3in" text:min-label-width="0.5in"/>
      </text:list-level-style-number>
      <text:list-level-style-number text:level="7" style:num-prefix="(" style:num-suffix=")" style:num-format="i">
        <style:list-level-properties text:space-before="1.8in" text:min-label-width="0.5in"/>
      </text:list-level-style-number>
      <text:list-level-style-number text:level="8" style:num-prefix="(" style:num-suffix=")" style:num-format="a" style:num-letter-sync="true">
        <style:list-level-properties text:space-before="2.3in" text:min-label-width="0.5in"/>
      </text:list-level-style-number>
      <text:list-level-style-number text:level="9" style:num-prefix="(" style:num-suffix=")" style:num-format="i">
        <style:list-level-properties text:space-before="2.8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format="">
        <style:list-level-properties text:space-before="0.2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number text:level="1" style:num-prefix="[" style:num-suffix="]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number text:level="1" style:num-prefix="[" style:num-suffix="]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format="">
        <style:list-level-properties text:space-before="0.2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[" style:num-suffix="]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format="">
        <style:list-level-properties text:space-before="0.2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Standard">
      <style:paragraph-properties fo:margin-left="0in" fo:margin-right="0.25in" fo:text-indent="0in" style:auto-text-indent="fals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3in" fo:margin-bottom="0.7in" fo:margin-left="0.65in" fo:margin-right="0.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layout-grid-square-mode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Frame5" text:anchor-type="paragraph" svg:y="0.0008in" fo:min-width="0.0161in" draw:z-index="3"><draw:text-box fo:min-height="0.1543in"><text:p text:style-name="Standard"><text:page-number text:select-page="current">2</text:page-number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dc:title></dc:title>
    <dc:subject>IEEE Transactions on Magnetics </dc:subject>
    <meta:initial-creator>-</meta:initial-creator>
    <meta:creation-date>2007-06-11T12:23:00</meta:creation-date>
    <dc:creator>Joe Peterson</dc:creator>
    <dc:date>2008-03-16T13:48:44</dc:date>
    <meta:print-date>2007-05-08T06:48:00</meta:print-date>
    <meta:editing-cycles>12</meta:editing-cycles>
    <meta:editing-duration>PT5H53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41" meta:word-count="1003" meta:character-count="6687"/>
  </office:meta>
</office:document-meta>
</file>